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a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Projeto Final de Linguagem de Programação I</text:p>
      <text:p text:style-name="Preformatted_20_Text"/>
      <text:p text:style-name="Preformatted_20_Text">### Projeto Loja Pet Fera</text:p>
      <text:p text:style-name="Preformatted_20_Text"/>
      <text:p text:style-name="Preformatted_20_Text">**Componentes:**</text:p>
      <text:p text:style-name="Preformatted_20_Text"/>
      <text:p text:style-name="Preformatted_20_Text">- Alexandre Dantas dos Santos</text:p>
      <text:p text:style-name="Preformatted_20_Text">- Esdras Israel</text:p>
      <text:p text:style-name="Preformatted_20_Text">- Irineu Anacleto</text:p>
      <text:p text:style-name="Preformatted_20_Text"/>
      <text:p text:style-name="Preformatted_20_Text">**Professor:**</text:p>
      <text:p text:style-name="Preformatted_20_Text"><text:tab/></text:p>
      <text:p text:style-name="Preformatted_20_Text">- Silvio Costa Sampaio</text:p>
      <text:p text:style-name="Preformatted_20_Text"/>
      <text:p text:style-name="Preformatted_20_Text">## Objetivo</text:p>
      <text:p text:style-name="Preformatted_20_Text"/>
      <text:p text:style-name="Preformatted_20_Text">O objetivo deste trabalho é implementar um programa de cadastro de animais para a loja de animais silvestres Pet Fera. </text:p>
      <text:p text:style-name="Preformatted_20_Text"/>
      <text:p text:style-name="Preformatted_20_Text">## Tarefa</text:p>
      <text:p text:style-name="Preformatted_20_Text"/>
      <text:p text:style-name="Preformatted_20_Text">A tarefa central da Parte I do Projeto de Programação é desenvolver um programa em C++ para controlar o cadastro de animais silvestres da Pet Fera, segundo as características descritas anteriormente. Para resolver o problema, você deverá implementar um modelo de classes que reflita a situação descrita. </text:p>
      <text:p text:style-name="Preformatted_20_Text"/>
      <text:p text:style-name="Preformatted_20_Text">## Operações suportadas</text:p>
      <text:p text:style-name="Preformatted_20_Text"/>
      <text:p text:style-name="Preformatted_20_Text"><text:tab/>1 - Cadastrar animal;</text:p>
      <text:p text:style-name="Preformatted_20_Text"><text:tab/>2 - Remover do animal;</text:p>
      <text:p text:style-name="Preformatted_20_Text"><text:tab/>3 - Alterar animal;</text:p>
      <text:p text:style-name="Preformatted_20_Text"><text:tab/>4 - Consultar animal;</text:p>
      <text:p text:style-name="Preformatted_20_Text"><text:tab/>5 - Consultar classe de animais;</text:p>
      <text:p text:style-name="Preformatted_20_Text"><text:s text:c="4"/><text:tab/>6 - Consultar animais sob responsabilidade <text:span text:style-name="T1">de funcionário</text:span>;</text:p>
      <text:p text:style-name="Preformatted_20_Text"><text:tab/>7 - Cadastrar Funcionário;</text:p>
      <text:p text:style-name="Preformatted_20_Text"><text:tab/>8 - Remover Funcionário;</text:p>
      <text:p text:style-name="Preformatted_20_Text"><text:tab/>9 - Alterar Funcionário;</text:p>
      <text:p text:style-name="Preformatted_20_Text"><text:tab/>10 - Consultar Funcionário;</text:p>
      <text:p text:style-name="Preformatted_20_Text"/>
      <text:p text:style-name="Preformatted_20_Text">## Compilação</text:p>
      <text:p text:style-name="Preformatted_20_Text"/>
      <text:p text:style-name="Preformatted_20_Text">Executar o seguinte comando no terminal: g++ -Wall main.cpp menu.cpp funcionario.cpp veterinario.cpp tratador.cpp -o prog</text:p>
      <text:p text:style-name="Preformatted_20_Text"/>
      <text:p text:style-name="Preformatted_20_Text">Em seguida <text:span text:style-name="T1">para compilar</text:span>: ./prog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22:21:46.915608374</dc:date>
    <meta:editing-duration>PT1M50S</meta:editing-duration>
    <meta:editing-cycles>1</meta:editing-cycles>
    <meta:document-statistic meta:table-count="0" meta:image-count="0" meta:object-count="0" meta:page-count="1" meta:paragraph-count="27" meta:word-count="173" meta:character-count="1104" meta:non-whitespace-character-count="940"/>
    <meta:generator>LibreOffice/6.4.6.2$Linux_X86_64 LibreOffice_project/40$Build-2</meta:generator>
  </office:meta>
</office:document-meta>
</file>